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e88ed" officeooo:paragraph-rsid="003e88ed"/>
    </style:style>
    <style:style style:name="P2" style:family="paragraph" style:parent-style-name="Text_20_body">
      <style:text-properties officeooo:rsid="00417395" officeooo:paragraph-rsid="00417395"/>
    </style:style>
    <style:style style:name="P3" style:family="paragraph" style:parent-style-name="Text_20_body">
      <style:text-properties officeooo:rsid="00417395" officeooo:paragraph-rsid="0042ba72"/>
    </style:style>
    <style:style style:name="P4" style:family="paragraph" style:parent-style-name="Heading_20_1" style:master-page-name="Right_20_Page">
      <style:paragraph-properties style:page-number="auto"/>
      <style:text-properties officeooo:rsid="00417395" officeooo:paragraph-rsid="00417395"/>
    </style:style>
    <style:style style:name="P5" style:family="paragraph" style:parent-style-name="Heading_20_2">
      <style:text-properties officeooo:paragraph-rsid="003dcb7e"/>
    </style:style>
    <style:style style:name="P6" style:family="paragraph" style:parent-style-name="Heading_20_3">
      <style:text-properties officeooo:rsid="00417395" officeooo:paragraph-rsid="00417395"/>
    </style:style>
    <style:style style:name="T1" style:family="text">
      <style:text-properties officeooo:rsid="003e88ed"/>
    </style:style>
    <style:style style:name="T2" style:family="text">
      <style:text-properties officeooo:rsid="003fe2b6"/>
    </style:style>
    <style:style style:name="T3" style:family="text">
      <style:text-properties officeooo:rsid="0042b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h My Darling Clementine</text:h>
      <text:h text:style-name="P5" text:outline-level="2">(<text:span text:style-name="T1">Traditional</text:span>)</text:h>
      <text:h text:style-name="P6" text:outline-level="3">[VERSE 1]</text:h>
      <text:p text:style-name="P2"><text:s text:c="5"/>G <text:s text:c="36"/>D7 </text:p>
      <text:p text:style-name="P2">In a cavern, in a canyon, excavating for a mine; </text:p>
      <text:p text:style-name="P2"><text:s text:c="8"/>C <text:s text:c="11"/>G <text:s text:c="3"/></text:p>
      <text:p text:style-name="P2">dwelt a miner, forty-niner, </text:p>
      <text:p text:style-name="P2"><text:s text:c="8"/>D7 <text:s text:c="12"/>G <text:s text:c="2"/></text:p>
      <text:p text:style-name="P2">and his daughter Clementine. <text:s/></text:p>
      <text:h text:style-name="Heading_20_3" text:outline-level="3">[CHORUS]</text:h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/></text:p>
      <text:h text:style-name="Heading_20_3" text:outline-level="3">[VERSE 2]</text:h>
      <text:p text:style-name="P2"><text:s text:c="10"/>G <text:s text:c="16"/></text:p>
      <text:p text:style-name="P2">Light she was, and like a fairy, </text:p>
      <text:p text:style-name="P2"><text:s text:c="26"/>D7 <text:s/></text:p>
      <text:p text:style-name="P2">And her shoes were number nine, </text:p>
      <text:p text:style-name="P2"><text:s text:c="8"/>C <text:s text:c="12"/>G <text:s text:c="11"/></text:p>
      <text:p text:style-name="P2">Herring boxes without topses, </text:p>
      <text:p text:style-name="P2"><text:s text:c="8"/>D7 <text:s text:c="12"/>G <text:s text:c="9"/></text:p>
      <text:p text:style-name="P2">Sandals were for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2"/></text:p>
      <text:h text:style-name="Heading_20_3" text:outline-level="3"><text:soft-page-break/>[VERSE <text:span text:style-name="T3">3</text:span>]</text:h>
      <text:p text:style-name="P2"><text:s text:c="10"/>G</text:p>
      <text:p text:style-name="P2">Drove she ducklings to the water </text:p>
      <text:p text:style-name="P2"><text:s text:c="22"/>D7 <text:s text:c="6"/></text:p>
      <text:p text:style-name="P2">Ev'ry morning just at nine, </text:p>
      <text:p text:style-name="P2"><text:s text:c="8"/>C <text:s text:c="13"/>G <text:s text:c="3"/></text:p>
      <text:p text:style-name="P2">Hit her foot against a splinter, </text:p>
      <text:p text:style-name="P2"><text:s text:c="7"/>D7 <text:s text:c="12"/>G <text:s text:c="10"/></text:p>
      <text:p text:style-name="P2">Fell into the foaming br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2"/></text:p>
      <text:h text:style-name="Heading_20_3" text:outline-level="3">[VERSE <text:span text:style-name="T3">4</text:span>]</text:h>
      <text:p text:style-name="P2"><text:s text:c="5"/>G <text:s text:c="2"/></text:p>
      <text:p text:style-name="P2">Ruby lips above the water, </text:p>
      <text:p text:style-name="P2"><text:s text:c="25"/>D7 </text:p>
      <text:p text:style-name="P2">Blowing bubbles soft and fine, </text:p>
      <text:p text:style-name="P3"><text:s text:c="5"/>C <text:s text:c="12"/>G <text:s text:c="15"/>D7 <text:s text:c="10"/>G <text:s text:c="2"/></text:p>
      <text:p text:style-name="P3">But alas, I was no swimmer, Neither was my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3"/></text:p>
      <text:h text:style-name="Heading_20_3" text:outline-level="3">[VERSE <text:span text:style-name="T3">5</text:span>]</text:h>
      <text:p text:style-name="P2"><text:s text:c="5"/>G <text:s text:c="8"/></text:p>
      <text:p text:style-name="P2">In a churchyard near the canyon, </text:p>
      <text:p text:style-name="P2"><text:s text:c="25"/>D7 <text:s text:c="2"/></text:p>
      <text:p text:style-name="P2">Where the myrtle doth entwine, </text:p>
      <text:p text:style-name="P2"><text:soft-page-break/><text:s text:c="11"/>C <text:s text:c="14"/>G <text:s text:c="2"/></text:p>
      <text:p text:style-name="P2">There grow rosies and some posies, </text:p>
      <text:p text:style-name="P2"><text:s text:c="5"/>D7 <text:s text:c="12"/>G <text:s text:c="9"/></text:p>
      <text:p text:style-name="P2">Fertilized by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2"/></text:p>
      <text:h text:style-name="Heading_20_3" text:outline-level="3">[VERSE <text:span text:style-name="T3">6</text:span>]</text:h>
      <text:p text:style-name="P2"><text:s text:c="10"/>G <text:s text:c="9"/></text:p>
      <text:p text:style-name="P2">Then, the miner, forty-niner, </text:p>
      <text:p text:style-name="P2"><text:s text:c="23"/>D7 </text:p>
      <text:p text:style-name="P2">Soon began to fret and pine, </text:p>
      <text:p text:style-name="P2"><text:s text:c="11"/>C <text:s text:c="15"/>G <text:s text:c="5"/></text:p>
      <text:p text:style-name="P2">Thought he oughter join his daughter, </text:p>
      <text:p text:style-name="P2"><text:s text:c="8"/>D7 <text:s text:c="12"/>C <text:s/></text:p>
      <text:p text:style-name="P2">So he's now with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4"/></text:p>
      <text:h text:style-name="Heading_20_3" text:outline-level="3">[VERSE <text:span text:style-name="T3">7</text:span>]</text:h>
      <text:p text:style-name="P2"><text:s text:c="7"/>G <text:s text:c="20"/></text:p>
      <text:p text:style-name="P2">I'm so lonely, lost without her, </text:p>
      <text:p text:style-name="P2"><text:s text:c="23"/>D7 </text:p>
      <text:p text:style-name="P2">Wish I'd had a fishing line, </text:p>
      <text:p text:style-name="P2"><text:s text:c="8"/>C <text:s text:c="15"/>G <text:s text:c="4"/></text:p>
      <text:p text:style-name="P2">Which I might have cast about her, </text:p>
      <text:p text:style-name="P2"/>
      <text:p text:style-name="P2"><text:soft-page-break/><text:s text:c="11"/>D7 <text:s text:c="12"/>G <text:s text:c="3"/></text:p>
      <text:p text:style-name="P2">Might have saved my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/></text:p>
      <text:h text:style-name="Heading_20_3" text:outline-level="3">[VERSE <text:span text:style-name="T3">8</text:span>]</text:h>
      <text:p text:style-name="P2"><text:s text:c="6"/>G <text:s text:c="20"/></text:p>
      <text:p text:style-name="P2">In my dreams she still doth haunt me, </text:p>
      <text:p text:style-name="P2"><text:s text:c="30"/>D7 <text:s text:c="4"/></text:p>
      <text:p text:style-name="P2">Robed in garments soaked with brine, </text:p>
      <text:p text:style-name="P2"><text:s text:c="9"/>C <text:s text:c="13"/>G <text:s/></text:p>
      <text:p text:style-name="P2">Then she rises from the waters, </text:p>
      <text:p text:style-name="P2"><text:s text:c="6"/>D7 <text:s text:c="11"/>G <text:s text:c="10"/></text:p>
      <text:p text:style-name="P2">And I kiss my Clementine. </text:p>
      <text:h text:style-name="Heading_20_3" text:outline-level="3">[CHORUS]</text:h>
      <text:p text:style-name="P3"><text:s text:c="6"/>G <text:s text:c="36"/>D7 </text:p>
      <text:p text:style-name="P3">Oh my darling, oh my darling, oh my darling Clementine </text:p>
      <text:p text:style-name="P3"><text:s text:c="8"/>C <text:s text:c="15"/>G <text:s text:c="10"/></text:p>
      <text:p text:style-name="P3">You are lost and gone forever, </text:p>
      <text:p text:style-name="P3"><text:s text:c="9"/>D7 <text:s text:c="10"/>G <text:s/></text:p>
      <text:p text:style-name="P3">dreadful sorry, Clementine. <text:s text:c="2"/></text:p>
      <text:h text:style-name="Heading_20_3" text:outline-level="3">[VERSE <text:span text:style-name="T3">9</text:span>]</text:h>
      <text:p text:style-name="P2"><text:s text:c="6"/>G <text:s text:c="11"/></text:p>
      <text:p text:style-name="P2">How I missed her, how I missed her, </text:p>
      <text:p text:style-name="P2"><text:s text:c="22"/>D7 <text:s text:c="4"/></text:p>
      <text:p text:style-name="P2">How I missed my Clementine, </text:p>
      <text:p text:style-name="P2"><text:s text:c="6"/>C <text:s text:c="16"/>G <text:s/></text:p>
      <text:p text:style-name="P2">Til I kissed her little sister, </text:p>
      <text:p text:style-name="P2"><text:s text:c="7"/>D7 <text:s text:c="10"/>G <text:s text:c="7"/></text:p>
      <text:p text:style-name="P2">And forgot my Clement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57S</meta:editing-duration>
    <meta:editing-cycles>49</meta:editing-cycles>
    <meta:generator>LibreOffice/5.2.7.2$MacOSX_X86_64 LibreOffice_project/2b7f1e640c46ceb28adf43ee075a6e8b8439ed10</meta:generator>
    <dc:title>Lyrics + Chords</dc:title>
    <dc:date>2017-08-01T11:55:47.675078000</dc:date>
    <meta:print-date>2017-04-03T12:23:29.985893000</meta:print-date>
    <meta:document-statistic meta:table-count="0" meta:image-count="0" meta:object-count="0" meta:page-count="4" meta:paragraph-count="135" meta:word-count="479" meta:character-count="4065" meta:non-whitespace-character-count="197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